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Segoe UI" style:font-name-complex="Segoe UI" fo:font-size="12pt" style:font-size-asian="12pt" style:font-size-complex="12pt"/>
    </style:style>
    <style:style style:name="P2" style:parent-style-name="Normal" style:family="paragraph">
      <style:text-properties style:font-name="Segoe UI" style:font-name-complex="Segoe UI" fo:font-size="12pt" style:font-size-asian="12pt" style:font-size-complex="12pt"/>
    </style:style>
    <style:style style:name="T3" style:parent-style-name="DefaultParagraphFont" style:family="text">
      <style:text-properties style:font-name="Segoe UI" style:font-name-complex="Segoe UI" fo:font-size="12pt" style:font-size-asian="12pt" style:font-size-complex="12pt"/>
    </style:style>
    <style:style style:name="T4" style:parent-style-name="DefaultParagraphFont" style:family="text">
      <style:text-properties style:font-name="Segoe UI" style:font-name-complex="Segoe UI" fo:font-weight="bold" style:font-weight-asian="bold" style:font-weight-complex="bold" fo:font-size="12pt" style:font-size-asian="12pt" style:font-size-complex="12pt"/>
    </style:style>
    <style:style style:name="T5" style:parent-style-name="DefaultParagraphFont" style:family="text">
      <style:text-properties style:font-name="Segoe UI" style:font-name-complex="Segoe UI" fo:font-weight="bold" style:font-weight-asian="bold" style:font-weight-complex="bold" fo:font-size="12pt" style:font-size-asian="12pt" style:font-size-complex="12pt"/>
    </style:style>
    <style:style style:name="T6" style:parent-style-name="DefaultParagraphFont" style:family="text">
      <style:text-properties style:font-name="Segoe UI" style:font-name-complex="Segoe UI" fo:font-size="12pt" style:font-size-asian="12pt" style:font-size-complex="12pt"/>
    </style:style>
    <style:style style:name="P7" style:parent-style-name="Normal" style:family="paragraph">
      <style:text-properties style:font-name="Segoe UI" style:font-name-complex="Segoe UI" fo:font-size="12pt" style:font-size-asian="12pt" style:font-size-complex="12pt"/>
    </style:style>
    <style:style style:name="P8" style:parent-style-name="ListParagraph" style:list-style-name="LFO1" style:family="paragraph">
      <style:text-properties style:font-name="Segoe UI" style:font-name-complex="Segoe UI" fo:font-size="12pt" style:font-size-asian="12pt" style:font-size-complex="12pt"/>
    </style:style>
    <style:style style:name="P9" style:parent-style-name="ListParagraph" style:list-style-name="LFO1" style:family="paragraph">
      <style:text-properties style:font-name="Segoe UI" style:font-name-complex="Segoe UI" fo:font-size="12pt" style:font-size-asian="12pt" style:font-size-complex="12pt"/>
    </style:style>
    <style:style style:name="P10" style:parent-style-name="ListParagraph" style:list-style-name="LFO1" style:family="paragraph">
      <style:text-properties style:font-name="Segoe UI" style:font-name-complex="Segoe UI" fo:font-size="12pt" style:font-size-asian="12pt" style:font-size-complex="12pt"/>
    </style:style>
    <style:style style:name="P11" style:parent-style-name="ListParagraph" style:list-style-name="LFO1" style:family="paragraph">
      <style:text-properties style:font-name="Segoe UI" style:font-name-complex="Segoe UI" fo:font-size="12pt" style:font-size-asian="12pt" style:font-size-complex="12pt"/>
    </style:style>
    <style:style style:name="P12" style:parent-style-name="ListParagraph" style:list-style-name="LFO1" style:family="paragraph">
      <style:text-properties style:font-name="Segoe UI" style:font-name-complex="Segoe UI" fo:font-size="12pt" style:font-size-asian="12pt" style:font-size-complex="12pt"/>
    </style:style>
    <style:style style:name="P13" style:parent-style-name="Normal" style:family="paragraph">
      <style:paragraph-properties fo:margin-left="0.25in">
        <style:tab-stops/>
      </style:paragraph-properties>
      <style:text-properties style:font-name="Segoe UI" style:font-name-complex="Segoe UI" fo:font-size="12pt" style:font-size-asian="12pt" style:font-size-complex="12pt"/>
    </style:style>
    <style:style style:name="P14" style:parent-style-name="ListParagraph" style:list-style-name="LFO2" style:family="paragraph">
      <style:text-properties style:font-name="Segoe UI" style:font-name-complex="Segoe UI" fo:font-size="12pt" style:font-size-asian="12pt" style:font-size-complex="12pt"/>
    </style:style>
    <style:style style:name="P15" style:parent-style-name="ListParagraph" style:list-style-name="LFO2" style:family="paragraph"/>
    <style:style style:name="T16" style:parent-style-name="DefaultParagraphFont" style:family="text">
      <style:text-properties style:font-name="Segoe UI" style:font-name-complex="Segoe UI" fo:font-size="12pt" style:font-size-asian="12pt" style:font-size-complex="12pt"/>
    </style:style>
    <style:style style:name="T1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8" style:parent-style-name="DefaultParagraphFont" style:family="text">
      <style:text-properties style:font-name="Segoe UI" style:font-name-complex="Segoe UI" fo:font-size="12pt" style:font-size-asian="12pt" style:font-size-complex="12pt"/>
    </style:style>
    <style:style style:name="P19" style:parent-style-name="ListParagraph" style:list-style-name="LFO2" style:family="paragraph">
      <style:text-properties style:font-name="Segoe UI" style:font-name-complex="Segoe UI" fo:font-size="12pt" style:font-size-asian="12pt" style:font-size-complex="12pt"/>
    </style:style>
    <style:style style:name="P20" style:parent-style-name="Normal" style:family="paragraph">
      <style:text-properties style:font-name="Segoe UI" style:font-name-complex="Segoe UI" fo:font-weight="bold" style:font-weight-asian="bold" style:font-weight-complex="bold" fo:color="#0070C0" fo:font-size="12pt" style:font-size-asian="12pt" style:font-size-complex="12pt"/>
    </style:style>
    <style:style style:name="P21" style:parent-style-name="Normal" style:family="paragraph">
      <style:text-properties style:font-name="Segoe UI" style:font-name-complex="Segoe UI" fo:color="#0070C0" fo:font-size="12pt" style:font-size-asian="12pt" style:font-size-complex="12pt"/>
    </style:style>
    <style:style style:name="P22" style:parent-style-name="Normal" style:family="paragraph">
      <style:text-properties style:font-name="Segoe UI" style:font-name-complex="Segoe UI" fo:font-weight="bold" style:font-weight-asian="bold" style:font-weight-complex="bold" fo:color="#0070C0" fo:font-size="12pt" style:font-size-asian="12pt" style:font-size-complex="12pt"/>
    </style:style>
    <style:style style:name="P23" style:parent-style-name="Normal" style:family="paragraph">
      <style:text-properties style:font-name="Segoe UI" style:font-name-complex="Segoe UI" fo:color="#0070C0" fo:font-size="12pt" style:font-size-asian="12pt" style:font-size-complex="12pt"/>
    </style:style>
    <style:style style:name="P24" style:parent-style-name="Normal" style:family="paragraph">
      <style:text-properties style:font-name="Segoe UI" style:font-name-complex="Segoe UI" fo:color="#0070C0" fo:font-size="12pt" style:font-size-asian="12pt" style:font-size-complex="12pt"/>
    </style:style>
    <style:style style:name="P25" style:parent-style-name="Normal" style:family="paragraph">
      <style:text-properties style:font-name="Segoe UI" style:font-name-complex="Segoe UI" fo:font-size="12pt" style:font-size-asian="12pt" style:font-size-complex="12pt"/>
    </style:style>
    <style:style style:name="T26" style:parent-style-name="DefaultParagraphFont" style:family="text">
      <style:text-properties style:font-name="Segoe UI" style:font-name-complex="Segoe UI" fo:font-weight="bold" style:font-weight-asian="bold" style:font-weight-complex="bold" fo:font-size="12pt" style:font-size-asian="12pt" style:font-size-complex="12pt"/>
    </style:style>
    <style:style style:name="P27" style:parent-style-name="Normal" style:family="paragraph">
      <style:text-properties style:font-name="Segoe UI" style:font-name-complex="Segoe UI" fo:font-weight="bold" style:font-weight-asian="bold" style:font-weight-complex="bold" fo:font-size="12pt" style:font-size-asian="12pt" style:font-size-complex="12pt"/>
    </style:style>
    <style:style style:name="P28" style:parent-style-name="ListParagraph" style:list-style-name="LFO1" style:family="paragraph">
      <style:text-properties style:font-name="Segoe UI" style:font-name-complex="Segoe UI" fo:font-size="12pt" style:font-size-asian="12pt" style:font-size-complex="12pt"/>
    </style:style>
    <style:style style:name="P29" style:parent-style-name="Normal" style:family="paragraph">
      <style:text-properties style:font-name="Segoe UI" style:font-name-complex="Segoe UI" fo:font-weight="bold" style:font-weight-asian="bold" style:font-weight-complex="bold" fo:font-size="12pt" style:font-size-asian="12pt" style:font-size-complex="12pt"/>
    </style:style>
    <style:style style:name="P30" style:parent-style-name="ListParagraph" style:list-style-name="LFO1" style:family="paragraph">
      <style:text-properties style:font-name="Segoe UI" style:font-name-complex="Segoe UI" fo:font-size="12pt" style:font-size-asian="12pt" style:font-size-complex="12pt"/>
    </style:style>
    <style:style style:name="P31" style:parent-style-name="Normal" style:family="paragraph">
      <style:paragraph-properties fo:margin-left="0.25in">
        <style:tab-stops/>
      </style:paragraph-properties>
      <style:text-properties style:font-name="Segoe UI" style:font-name-complex="Segoe UI" fo:font-size="12pt" style:font-size-asian="12pt" style:font-size-complex="12pt"/>
    </style:style>
    <style:style style:name="P32" style:parent-style-name="Normal" style:list-style-name="LFO1" style:family="paragraph">
      <style:paragraph-properties fo:margin-top="0.0694in" fo:margin-bottom="0.0694in" fo:line-height="100%"/>
      <style:text-properties style:font-name="Segoe UI" style:font-name-asian="Times New Roman" style:font-name-complex="Segoe UI" fo:color="#1C1E21" style:letter-kerning="false" style:language-asian="en" style:country-asian="GB"/>
    </style:style>
    <style:style style:name="P33" style:parent-style-name="Normal" style:list-style-name="LFO1" style:family="paragraph">
      <style:paragraph-properties fo:margin-top="0.0694in" fo:margin-bottom="0.0694in" fo:line-height="100%"/>
      <style:text-properties style:font-name="Segoe UI" style:font-name-asian="Times New Roman" style:font-name-complex="Segoe UI" fo:color="#1C1E21" style:letter-kerning="false" style:language-asian="en" style:country-asian="GB"/>
    </style:style>
    <style:style style:name="P34" style:parent-style-name="Normal" style:list-style-name="LFO1" style:family="paragraph">
      <style:paragraph-properties fo:margin-top="0.0416in" fo:margin-bottom="0.0694in" fo:line-height="100%"/>
      <style:text-properties style:font-name="Segoe UI" style:font-name-asian="Times New Roman" style:font-name-complex="Segoe UI" fo:color="#1C1E21" style:letter-kerning="false" style:language-asian="en" style:country-asian="GB"/>
    </style:style>
    <style:style style:name="P35" style:parent-style-name="Normal" style:family="paragraph">
      <style:paragraph-properties fo:margin-top="0.0416in" fo:margin-bottom="0.0694in" fo:line-height="100%"/>
      <style:text-properties style:font-name="Segoe UI" style:font-name-asian="Times New Roman" style:font-name-complex="Segoe UI" fo:color="#1C1E21" style:letter-kerning="false" style:language-asian="en" style:country-asian="GB"/>
    </style:style>
    <style:style style:name="P36" style:parent-style-name="Normal" style:list-style-name="LFO1" style:family="paragraph">
      <style:paragraph-properties fo:margin-top="0.0694in" fo:margin-bottom="0.0694in" fo:line-height="100%"/>
    </style:style>
    <style:style style:name="T3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3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3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40" style:parent-style-name="Normal" style:list-style-name="LFO1" style:family="paragraph">
      <style:paragraph-properties fo:margin-top="0.0694in" fo:margin-bottom="0.0694in" fo:line-height="100%"/>
    </style:style>
    <style:style style:name="T4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42"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4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44" style:parent-style-name="Normal" style:list-style-name="LFO1" style:family="paragraph">
      <style:paragraph-properties fo:margin-top="0.0416in" fo:margin-bottom="0.0694in" fo:line-height="100%"/>
    </style:style>
    <style:style style:name="T4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46"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4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48" style:parent-style-name="Normal" style:list-style-name="LFO1" style:family="paragraph">
      <style:paragraph-properties fo:margin-top="0.0416in" fo:margin-bottom="0.0694in" fo:line-height="100%"/>
    </style:style>
    <style:style style:name="T4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50"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5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5" style:parent-style-name="Normal" style:list-style-name="LFO1" style:family="paragraph">
      <style:paragraph-properties fo:margin-top="0.0694in" fo:margin-bottom="0.0694in" fo:line-height="100%"/>
    </style:style>
    <style:style style:name="T5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57"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5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59" style:parent-style-name="Normal" style:list-style-name="LFO1" style:family="paragraph">
      <style:paragraph-properties fo:margin-top="0.0694in" fo:margin-bottom="0.0694in" fo:line-height="100%"/>
    </style:style>
    <style:style style:name="T6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61"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6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63" style:parent-style-name="Normal" style:list-style-name="LFO1" style:family="paragraph">
      <style:paragraph-properties fo:margin-top="0.0416in" fo:margin-bottom="0.0694in" fo:line-height="100%"/>
    </style:style>
    <style:style style:name="T6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65"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6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67" style:parent-style-name="Normal" style:list-style-name="LFO1" style:family="paragraph">
      <style:paragraph-properties fo:margin-top="0.0416in" fo:margin-bottom="0.0694in" fo:line-height="100%"/>
    </style:style>
    <style:style style:name="T6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69"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7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71"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72" style:parent-style-name="ListParagraph" style:list-style-name="LFO1"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73" style:parent-style-name="Normal" style:list-style-name="LFO1" style:family="paragraph">
      <style:paragraph-properties fo:margin-top="0.0694in" fo:margin-bottom="0.0694in" fo:line-height="100%"/>
    </style:style>
    <style:style style:name="T7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75"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7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77" style:parent-style-name="Normal" style:list-style-name="LFO1" style:family="paragraph">
      <style:paragraph-properties fo:margin-top="0.0416in" fo:margin-bottom="0.0694in" fo:line-height="100%"/>
    </style:style>
    <style:style style:name="T7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79"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T8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1" style:parent-style-name="Normal" style:list-style-name="LFO1"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2" style:parent-style-name="Normal" style:list-style-name="LFO1"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3" style:parent-style-name="ListParagraph" style:list-style-name="LFO3"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5"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86"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7"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88"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89"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90" style:parent-style-name="Normal" style:list-style-name="LFO4" style:family="paragraph">
      <style:paragraph-properties fo:margin-top="0.0416in" fo:margin-bottom="0.0694in" fo:line-height="100%"/>
    </style:style>
    <style:style style:name="T9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9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9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94" style:parent-style-name="Normal" style:list-style-name="LFO4" style:family="paragraph">
      <style:paragraph-properties fo:margin-top="0.0416in" fo:margin-bottom="0.0694in" fo:line-height="100%"/>
    </style:style>
    <style:style style:name="T9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96"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9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98" style:parent-style-name="Normal" style:list-style-name="LFO4" style:family="paragraph">
      <style:paragraph-properties fo:margin-top="0.0416in" fo:margin-bottom="0.0694in" fo:line-height="100%"/>
    </style:style>
    <style:style style:name="T9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0"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0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02" style:parent-style-name="Normal" style:list-style-name="LFO4" style:family="paragraph">
      <style:paragraph-properties fo:margin-top="0.0416in" fo:margin-bottom="0.0694in" fo:line-height="100%"/>
    </style:style>
    <style:style style:name="T10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4"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0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06" style:parent-style-name="Normal" style:list-style-name="LFO4" style:family="paragraph">
      <style:paragraph-properties fo:margin-top="0.0416in" fo:margin-bottom="0.0694in" fo:line-height="100%"/>
    </style:style>
    <style:style style:name="T10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0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0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10" style:parent-style-name="Normal" style:list-style-name="LFO4" style:family="paragraph">
      <style:paragraph-properties fo:margin-top="0.0416in" fo:margin-bottom="0.0694in" fo:line-height="100%"/>
    </style:style>
    <style:style style:name="T11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1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1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14"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15"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16"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17"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18" style:parent-style-name="Normal" style:list-style-name="LFO4" style:family="paragraph">
      <style:paragraph-properties fo:margin-top="0.0416in" fo:margin-bottom="0.0694in" fo:line-height="100%"/>
    </style:style>
    <style:style style:name="T11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0"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2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22"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23" style:parent-style-name="Normal" style:list-style-name="LFO4" style:family="paragraph">
      <style:paragraph-properties fo:margin-top="0.0416in" fo:margin-bottom="0.0694in" fo:line-height="100%"/>
    </style:style>
    <style:style style:name="T12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25"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2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27"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28"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29"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0" style:parent-style-name="Normal" style:list-style-name="LFO4"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1" style:parent-style-name="Normal" style:list-style-name="LFO4" style:family="paragraph">
      <style:paragraph-properties fo:margin-top="0.0416in" fo:margin-bottom="0.0694in" fo:line-height="100%"/>
    </style:style>
    <style:style style:name="T13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33"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34"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6" style:parent-style-name="Normal"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7"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8"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39"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140" style:parent-style-name="Normal" style:family="paragraph">
      <style:paragraph-properties fo:margin-top="0.0416in" fo:margin-bottom="0.0694in" fo:line-height="100%"/>
    </style:style>
    <style:style style:name="T14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4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4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44"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45"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46" style:parent-style-name="ListParagraph"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47" style:parent-style-name="ListParagraph" style:list-style-name="LFO5" style:family="paragraph">
      <style:paragraph-properties fo:margin-top="0.0416in" fo:margin-bottom="0.0694in" fo:line-height="100%"/>
    </style:style>
    <style:style style:name="T14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49" style:parent-style-name="DefaultParagraphFont" style:family="text">
      <style:text-properties style:font-name="Segoe UI" style:font-name-asian="Times New Roman" style:font-name-complex="Segoe UI" fo:color="#1C1E21" style:letter-kerning="false" fo:font-size="12pt" style:font-size-asian="12pt" style:font-size-complex="12pt" style:text-underline-type="single" style:text-underline-style="solid" style:text-underline-width="auto" style:text-underline-mode="continuous" style:language-asian="en" style:country-asian="GB"/>
    </style:style>
    <style:style style:name="T15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51"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5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5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5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55"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text-underline-type="single" style:text-underline-style="solid" style:text-underline-width="auto" style:text-underline-mode="continuous" style:language-asian="en" style:country-asian="GB"/>
    </style:style>
    <style:style style:name="P156" style:parent-style-name="ListParagraph" style:list-style-name="LFO5" style:family="paragraph">
      <style:paragraph-properties fo:margin-top="0.0416in" fo:margin-bottom="0.0694in" fo:line-height="100%"/>
    </style:style>
    <style:style style:name="T15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5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5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0"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6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6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6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6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65" style:parent-style-name="Normal" style:family="paragraph">
      <style:paragraph-properties fo:margin-top="0.0416in" fo:margin-bottom="0.0694in" fo:line-height="100%"/>
    </style:style>
    <style:style style:name="T166"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67"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68"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69" style:parent-style-name="ListParagraph" style:list-style-name="LFO6" style:family="paragraph">
      <style:paragraph-properties fo:margin-top="0.0416in" fo:margin-bottom="0.0694in" fo:line-height="100%"/>
    </style:style>
    <style:style style:name="T17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71"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7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3" style:parent-style-name="ListParagraph" style:list-style-name="LFO6"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4" style:parent-style-name="ListParagraph" style:list-style-name="LFO6"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6"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7"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8"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79" style:parent-style-name="ListParagraph" style:list-style-name="LFO7" style:family="paragraph">
      <style:paragraph-properties fo:margin-top="0.0416in" fo:margin-bottom="0.0694in" fo:line-height="100%"/>
    </style:style>
    <style:style style:name="T180"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81"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82"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83" style:parent-style-name="ListParagraph" style:list-style-name="LFO7"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84" style:parent-style-name="ListParagraph" style:list-style-name="LFO7"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85" style:parent-style-name="ListParagraph"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86" style:parent-style-name="ListParagraph" style:list-style-name="LFO7"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87"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88" style:parent-style-name="ListParagraph" style:list-style-name="LFO5" style:family="paragraph">
      <style:paragraph-properties fo:margin-top="0.0416in" fo:margin-bottom="0.0694in" fo:line-height="100%"/>
    </style:style>
    <style:style style:name="T18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190"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19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9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93"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194"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195"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196"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97"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198"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199"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00" style:parent-style-name="ListParagraph"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1"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4" style:parent-style-name="ListParagraph"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5" style:parent-style-name="ListParagraph" style:list-style-name="LFO8" style:family="paragraph">
      <style:paragraph-properties fo:margin-top="0.0694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06" style:parent-style-name="ListParagraph" style:list-style-name="LFO8" style:family="paragraph">
      <style:paragraph-properties fo:margin-top="0.0694in" fo:margin-bottom="0.0694in" fo:line-height="100%"/>
    </style:style>
    <style:style style:name="T207"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P208" style:parent-style-name="ListParagraph" style:list-style-name="LFO8" style:family="paragraph">
      <style:paragraph-properties fo:margin-top="0.0416in" fo:margin-bottom="0.0694in" fo:line-height="100%"/>
    </style:style>
    <style:style style:name="T209"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P210" style:parent-style-name="ListParagraph" style:list-style-name="LFO8" style:family="paragraph">
      <style:paragraph-properties fo:margin-top="0.0416in" fo:margin-bottom="0.0694in" fo:line-height="100%"/>
    </style:style>
    <style:style style:name="T211" style:parent-style-name="DefaultParagraphFont" style:family="text">
      <style:text-properties style:font-name="Consolas" style:font-name-asian="Times New Roman" style:font-name-complex="Courier New" fo:color="#1C1E21" style:letter-kerning="false" fo:font-size="11.5pt" style:font-size-asian="11.5pt" style:font-size-complex="11.5pt" fo:background-color="#F6F7F8" style:language-asian="en" style:country-asian="GB"/>
    </style:style>
    <style:style style:name="P21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1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14" style:parent-style-name="ListParagraph"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15" style:parent-style-name="ListParagraph"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16"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17" style:parent-style-name="ListParagraph"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18" style:parent-style-name="ListParagraph" style:list-style-name="LFO5" style:family="paragraph">
      <style:paragraph-properties fo:margin-top="0.0416in" fo:margin-bottom="0.0694in" fo:line-height="100%"/>
    </style:style>
    <style:style style:name="T21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20"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2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2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2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5"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6"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27"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28"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29" style:parent-style-name="ListParagraph"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30" style:parent-style-name="ListParagraph" style:list-style-name="LFO5" style:family="paragraph">
      <style:paragraph-properties fo:margin-top="0.0416in" fo:margin-bottom="0.0694in" fo:line-height="100%"/>
    </style:style>
    <style:style style:name="T23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32"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33"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34" style:parent-style-name="ListParagraph"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35"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36"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37"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38"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39" style:parent-style-name="Normal" style:family="paragraph">
      <style:paragraph-properties fo:margin-top="0.0416in" fo:margin-bottom="0.0694in" fo:line-height="100%" fo:margin-left="0.25in">
        <style:tab-stops/>
      </style:paragraph-properties>
      <style:text-properties style:font-name="Segoe UI" style:font-name-asian="Times New Roman" style:font-name-complex="Segoe UI" fo:color="#0070C0" style:letter-kerning="false" fo:font-size="12pt" style:font-size-asian="12pt" style:font-size-complex="12pt" style:language-asian="en" style:country-asian="GB"/>
    </style:style>
    <style:style style:name="P240"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41" style:parent-style-name="Normal" style:family="paragraph">
      <style:paragraph-properties fo:margin-top="0.0416in" fo:margin-bottom="0.0694in" fo:line-height="100%"/>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P24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4"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5" style:parent-style-name="ListParagraph" style:list-style-name="LFO5"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46" style:parent-style-name="Normal" style:family="paragraph">
      <style:paragraph-properties fo:margin-top="0.0416in" fo:margin-bottom="0.0694in" fo:line-height="100%"/>
    </style:style>
    <style:style style:name="T247"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48"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49"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T250" style:parent-style-name="DefaultParagraphFont" style:family="text">
      <style:text-properties style:font-name="Segoe UI" style:font-name-asian="Times New Roman" style:font-name-complex="Segoe UI" fo:font-weight="bold" style:font-weight-asian="bold" style:font-weight-complex="bold" fo:color="#1C1E21" style:letter-kerning="false" fo:font-size="12pt" style:font-size-asian="12pt" style:font-size-complex="12pt" style:language-asian="en" style:country-asian="GB"/>
    </style:style>
    <style:style style:name="T251" style:parent-style-name="DefaultParagraphFont" style:family="text">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2"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3" style:parent-style-name="Normal" style:family="paragraph">
      <style:paragraph-properties fo:margin-top="0.0416in" fo:margin-bottom="0.0694in" fo:line-height="100%"/>
      <style:text-properties style:font-name="Segoe UI" style:font-name-asian="Times New Roman" style:font-name-complex="Segoe UI" fo:color="#1C1E21" style:letter-kerning="false" fo:font-size="12pt" style:font-size-asian="12pt" style:font-size-complex="12pt" style:language-asian="en" style:country-asian="GB"/>
    </style:style>
    <style:style style:name="P254" style:parent-style-name="Normal" style:family="paragraph">
      <style:paragraph-properties fo:margin-top="0.0416in" fo:margin-bottom="0.0694in" fo:line-height="100%"/>
    </style:style>
    <style:style style:name="T255" style:parent-style-name="DefaultParagraphFont" style:family="text">
      <style:text-properties style:font-name="Segoe UI" style:font-name-asian="Times New Roman" style:font-name-complex="Segoe UI" fo:color="#0070C0" style:letter-kerning="false" fo:font-size="12pt" style:font-size-asian="12pt" style:font-size-complex="12pt" style:language-asian="en" style:country-asian="GB"/>
    </style:style>
  </office:automatic-styles>
  <office:body>
    <office:text text:use-soft-page-breaks="true">
      <text:p text:style-name="P1">Plan for tutorial:</text:p>
      <text:p text:style-name="P2"/>
      <text:p text:style-name="Normal"><text:span text:style-name="T3">NOTE: anything before<text:s/></text:span><text:span text:style-name="T4">‘4</text:span><text:span text:style-name="T5"><text:tab/>Simulation using Aquarius’<text:s/></text:span><text:span text:style-name="T6">will not be included in the user manual, its just for this word document.</text:span></text:p>
      <text:p text:style-name="P7"/>
      <text:list text:style-name="LFO1" text:continue-numbering="true">
        <text:list-item>
          <text:p text:style-name="P8">Screenshot all steps taken</text:p>
        </text:list-item>
        <text:list-item>
          <text:p text:style-name="P9">Could offer a brief explanation on zooming out and navigating around the screen (not sure if this is overkill)</text:p>
        </text:list-item>
        <text:list-item>
          <text:p text:style-name="P10">I could put in my data from python as a .csv file so people who use the tutorial can compare the data they made?</text:p>
        </text:list-item>
        <text:list-item>
          <text:p text:style-name="P11">Base tutorial off each screenshot.</text:p>
        </text:list-item>
        <text:list-item>
          <text:p text:style-name="P12">In some of the path files for the images, NOTE, the underscores have been changed to dashes to agree with the kebab-case.</text:p>
        </text:list-item>
      </text:list>
      <text:p text:style-name="P13">Key:</text:p>
      <text:list text:style-name="LFO2" text:continue-numbering="true">
        <text:list-item>
          <text:p text:style-name="P14">### means an image is going to be placed here</text:p>
        </text:list-item>
        <text:list-item>
          <text:p text:style-name="P15"><text:span text:style-name="T16">#word# means the word will be put in box in the user manual the<text:s/></text:span><text:span text:style-name="T17">→ indicate separate boxes</text:span><text:span text:style-name="T18">, these # will be removed later. Note some of them already have a box since they were copy and pasted onto this word document so there may be examples in this document where the hashtags have not been implemented. This was done so as not to lose track.</text:span></text:p>
        </text:list-item>
        <text:list-item>
          <text:p text:style-name="P19">#brief description, means it’s something I’m going to add.</text:p>
        </text:list-item>
      </text:list>
      <text:p text:style-name="P20">Section 2.</text:p>
      <text:p text:style-name="P21">Need to add a few of the parameters needed for this simulation. I think tau_n and tau_p and temperature.</text:p>
      <text:p text:style-name="P22">Section 3.2</text:p>
      <text:p text:style-name="P23">It would be good to show the calculated value of saturation current.</text:p>
      <text:p text:style-name="P24">And then a plot from python showing the ideal diode characteristics.</text:p>
      <text:p text:style-name="P25"/>
      <text:p text:style-name="Normal"><text:span text:style-name="T26">DAVIDS PART OF THE USER MANUAL</text:span></text:p>
      <text:p text:style-name="P27">4.1.1<text:tab/>Lauch Editor</text:p>
      <text:list text:style-name="LFO1" text:continue-numbering="true">
        <text:list-item>
          <text:p text:style-name="P28">Lauch the device editor as explained in the Resistor example.</text:p>
        </text:list-item>
      </text:list>
      <text:p text:style-name="P29">4.1.2<text:tab/>Define Device Geometry<text:s/></text:p>
      <text:list text:style-name="LFO1" text:continue-numbering="true">
        <text:list-item>
          <text:p text:style-name="P30">Directly below the menu bar, left-click the square<text:s/></text:p>
        </text:list-item>
      </text:list>
      <text:soft-page-break/>
      <text:p text:style-name="P31">###insert "C:\Users\isaac\Downloads\KuasaSemi\aquarius-docs\static\img\examples\PN junction\p_region\01.png" -<text:s/></text:p>
      <text:list text:style-name="LFO1" text:continue-numbering="true">
        <text:list-item>
          <text:p text:style-name="P32">Position the cursor on the canvas to draw a rectangular shape:</text:p>
          <text:list text:continue-numbering="true">
            <text:list-item>
              <text:p text:style-name="P33">Left-click to start drawing.</text:p>
            </text:list-item>
            <text:list-item>
              <text:p text:style-name="P34">Left-click again to finish the shape.</text:p>
            </text:list-item>
          </text:list>
        </text:list-item>
      </text:list>
      <text:p text:style-name="P35"><text:s text:c="5"/>###insert "C:\Users\isaac\Downloads\KuasaSemi\aquarius-docs\static\img\examples\PN junction\p_region\02.png"</text:p>
      <text:list text:style-name="LFO1" text:continue-numbering="true">
        <text:list-item>
          <text:p text:style-name="P36"><text:span text:style-name="T37">After drawing the rectangle, the </text:span><text:span text:style-name="T38">Exact Coordinates</text:span><text:span text:style-name="T39"> dialog will open automatically:</text:span></text:p>
          <text:list text:continue-numbering="true">
            <text:list-item>
              <text:p text:style-name="P40"><text:span text:style-name="T41">Set the First Vertex to </text:span><text:span text:style-name="T42">(-0.1, 0)</text:span><text:span text:style-name="T43">.</text:span></text:p>
            </text:list-item>
            <text:list-item>
              <text:p text:style-name="P44"><text:span text:style-name="T45">Set the Second Vertex to </text:span><text:span text:style-name="T46">(0.1, 1)</text:span><text:span text:style-name="T47">.</text:span></text:p>
            </text:list-item>
            <text:list-item>
              <text:p text:style-name="P48"><text:span text:style-name="T49">Click </text:span><text:span text:style-name="T50">OK</text:span><text:span text:style-name="T51"> to confirm.</text:span></text:p>
            </text:list-item>
          </text:list>
        </text:list-item>
      </text:list>
      <text:p text:style-name="P52">###insert "C:\Users\isaac\Downloads\KuasaSemi\aquarius-docs\static\img\examples\PN junction\p_region\03.png"</text:p>
      <text:p text:style-name="P53"/>
      <text:p text:style-name="P54"/>
      <text:list text:style-name="LFO1" text:continue-numbering="true">
        <text:list-item>
          <text:p text:style-name="P55"><text:span text:style-name="T56">The </text:span><text:span text:style-name="T57">Region Properties</text:span><text:span text:style-name="T58"> dialog will then open:</text:span></text:p>
          <text:list text:continue-numbering="true">
            <text:list-item>
              <text:p text:style-name="P59"><text:span text:style-name="T60">Set the Region Material to </text:span><text:span text:style-name="T61">Silicon (Si)</text:span><text:span text:style-name="T62">;</text:span></text:p>
            </text:list-item>
            <text:list-item>
              <text:p text:style-name="P63"><text:span text:style-name="T64">Set the Acceptor Doping to </text:span><text:span text:style-name="T65">1E+16</text:span><text:span text:style-name="T66"><text:s/></text:span></text:p>
            </text:list-item>
            <text:list-item>
              <text:p text:style-name="P67"><text:span text:style-name="T68">Click </text:span><text:span text:style-name="T69">OK</text:span><text:span text:style-name="T70"> to confirm.</text:span></text:p>
            </text:list-item>
          </text:list>
        </text:list-item>
      </text:list>
      <text:p text:style-name="P71">##insert "C:\Users\isaac\Downloads\KuasaSemi\aquarius-docs\static\img\examples\PN junction\p_region\04.png"</text:p>
      <text:list text:style-name="LFO1" text:continue-numbering="true">
        <text:list-item>
          <text:p text:style-name="P72">Repeat process again but changing the colour of the region and this time with the following parameters:</text:p>
          <text:list text:continue-numbering="true">
            <text:list-item>
              <text:p text:style-name="P73"><text:span text:style-name="T74">Set the First Vertex to </text:span><text:span text:style-name="T75">(-0.1, 0.1)</text:span><text:span text:style-name="T76">.</text:span></text:p>
            </text:list-item>
            <text:list-item>
              <text:p text:style-name="P77"><text:span text:style-name="T78">Set the Second Vertex to </text:span><text:span text:style-name="T79">(1, 2)</text:span><text:span text:style-name="T80">.</text:span></text:p>
            </text:list-item>
            <text:list-item>
              <text:p text:style-name="P81">Set Donner concentration to 1E+16.</text:p>
            </text:list-item>
            <text:list-item>
              <text:p text:style-name="P82">Select a colour of choice for the N region. It is better to have it set as a different region to the P region for differentiability.<text:s/></text:p>
            </text:list-item>
          </text:list>
        </text:list-item>
      </text:list>
      <text:list text:style-name="LFO3" text:continue-numbering="true">
        <text:list-item>
          <text:p text:style-name="P83">Note: the two regions should be neatly on top of each other.</text:p>
        </text:list-item>
      </text:list>
      <text:p text:style-name="P84">### Insert "C:\Users\isaac\Downloads\KuasaSemi\aquarius-docs\static\img\examples\PN junction\n_region\07.png"</text:p>
      <text:p text:style-name="P85">4.1.3<text:tab/><text:tab/>Define Device Contacts</text:p>
      <text:p text:style-name="P86">As it was done in the Resistor example, define the contacts on either end of the diode, keeping the same labels the same as in the resistor example.</text:p>
      <text:soft-page-break/>
      <text:p text:style-name="P87">###insert "C:\Users\isaac\Downloads\KuasaSemi\aquarius-docs\static\img\examples\PN junction\def_contacts\05-image-of-contacts(2).png"</text:p>
      <text:p text:style-name="P88">4.1.4<text:tab/><text:tab/>Defining Mesh Construction Lines</text:p>
      <text:p text:style-name="P89">As it was done in the simple resistor example, an initial grid is defined. Here the mesh will be slightly different as we are simulating a PN diode which is slightly more complex than a resistor. In this example of a PN diode, It is necessary to have a horizontal mesh should be graded in such a way that the spacing between the lines increases towards the depletion region at the centre of the diode. This is because the centre of the diode is a point of interest.</text:p>
      <text:list text:style-name="LFO4" text:continue-numbering="true">
        <text:list-item>
          <text:p text:style-name="P90"><text:span text:style-name="T91">In the menu Menu Bar select #Mesh → Define Mesh Construction Grid#. The </text:span><text:span text:style-name="T92">Mesh Construction Grid</text:span><text:span text:style-name="T93"> window will open.</text:span></text:p>
        </text:list-item>
        <text:list-item>
          <text:p text:style-name="P94"><text:span text:style-name="T95">In the </text:span><text:span text:style-name="T96">Mesh Construction Grid</text:span><text:span text:style-name="T97"> window click #Add#.</text:span></text:p>
        </text:list-item>
        <text:list-item>
          <text:p text:style-name="P98"><text:span text:style-name="T99">The </text:span><text:span text:style-name="T100">Mesh Grid Lines</text:span><text:span text:style-name="T101"> window will open. Set the below properties:</text:span></text:p>
          <text:list text:continue-numbering="true">
            <text:list-item>
              <text:p text:style-name="P102"><text:span text:style-name="T103">Set the </text:span><text:span text:style-name="T104">Orientation</text:span><text:span text:style-name="T105"> to #Horizontal#.</text:span></text:p>
            </text:list-item>
            <text:list-item>
              <text:p text:style-name="P106"><text:span text:style-name="T107">Set the </text:span><text:span text:style-name="T108">Interval</text:span><text:span text:style-name="T109"> to #Graded#.</text:span></text:p>
            </text:list-item>
            <text:list-item>
              <text:p text:style-name="P110"><text:span text:style-name="T111">Set the </text:span><text:span text:style-name="T112">Coordinates</text:span><text:span text:style-name="T113"> of the box that will contain the mesh line to:</text:span></text:p>
              <text:list text:continue-numbering="true">
                <text:list-item>
                  <text:p text:style-name="P114">X1 = -0.1</text:p>
                </text:list-item>
                <text:list-item>
                  <text:p text:style-name="P115">X2 = 0.1</text:p>
                </text:list-item>
                <text:list-item>
                  <text:p text:style-name="P116">Y1 = 1</text:p>
                </text:list-item>
                <text:list-item>
                  <text:p text:style-name="P117">Y2 = 0</text:p>
                </text:list-item>
              </text:list>
            </text:list-item>
            <text:list-item>
              <text:p text:style-name="P118"><text:span text:style-name="T119">Set the </text:span><text:span text:style-name="T120">Spacing Between Lines</text:span><text:span text:style-name="T121"> top to 0.005 microns and bottom to 0.05</text:span></text:p>
            </text:list-item>
          </text:list>
        </text:list-item>
        <text:list-item>
          <text:p text:style-name="P122">Click OK</text:p>
        </text:list-item>
        <text:list-item>
          <text:p text:style-name="P123"><text:span text:style-name="T124">Repeat the above steps setting<text:s/></text:span><text:span text:style-name="T125">Coordinates</text:span><text:span text:style-name="T126"> of the box that will contain the mesh line to:</text:span></text:p>
          <text:list text:continue-numbering="true">
            <text:list-item>
              <text:list>
                <text:list-item>
                  <text:p text:style-name="P127">X1 = -0.1</text:p>
                </text:list-item>
                <text:list-item>
                  <text:p text:style-name="P128">X2 = 0.1</text:p>
                </text:list-item>
                <text:list-item>
                  <text:p text:style-name="P129">Y1 = 2</text:p>
                </text:list-item>
                <text:list-item>
                  <text:p text:style-name="P130">Y2 = 1</text:p>
                </text:list-item>
              </text:list>
            </text:list-item>
            <text:list-item>
              <text:p text:style-name="P131"><text:span text:style-name="T132">Then set the<text:s/></text:span><text:span text:style-name="T133">Spacing Between Lines</text:span><text:span text:style-name="T134"> #top# to #0.05# microns and #bottom# to #0.005#</text:span></text:p>
            </text:list-item>
          </text:list>
        </text:list-item>
      </text:list>
      <text:p text:style-name="P135">###insert "C:\Users\isaac\Downloads\KuasaSemi\aquarius-docs\static\img\examples\PN-junction\def-mesh\06-all-grid-spacing-values.png"</text:p>
      <text:list text:style-name="LFO5" text:continue-numbering="true">
        <text:list-item>
          <text:p text:style-name="P136">As was done in the Resistor example, generate the Finite Element Mesh.</text:p>
        </text:list-item>
      </text:list>
      <text:p text:style-name="P137">###insert "C:\Users\isaac\Downloads\KuasaSemi\aquarius-docs\static\img\examples\PN-junction\def-mesh\10-finished-diode.png"</text:p>
      <text:p text:style-name="P138"/>
      <text:p text:style-name="P139">4.1.6. Defining Variables</text:p>
      <text:p text:style-name="P140"><text:span text:style-name="T141">Considering the equations shown in the parameters section, variables need to be set to agree with tis example. The<text:s/></text:span><text:span text:style-name="T142">minority lifetime</text:span><text:span text:style-name="T143"><text:s/>and the<text:s/></text:span><text:span text:style-name="T144">carrier mobility</text:span><text:span text:style-name="T145"><text:s/>need to be set here for the electrons and holes.</text:span></text:p>
      <text:list text:style-name="LFO5" text:continue-numbering="true">
        <text:list-item>
          <text:p text:style-name="P146">If the Finite element mesh is still active, go to the toolbar at the top of the window, select #Mesh → Exit Mesh#<text:s/></text:p>
        </text:list-item>
        <text:list-item>
          <text:p text:style-name="P147"><text:span text:style-name="T148">In the menu bar, select #Model</text:span><text:span text:style-name="T149"><text:s/></text:span><text:span text:style-name="T150">→ Material Library#. The<text:s/></text:span><text:span text:style-name="T151">Material Library</text:span><text:span text:style-name="T152"><text:s/>window will open.</text:span></text:p>
        </text:list-item>
      </text:list>
      <text:p text:style-name="P153"/>
      <text:p text:style-name="P154">###insert "C:\Users\isaac\Downloads\KuasaSemi\aquarius-docs\static\img\examples\PN-junction\set-mu-tau\01-material-library.png"</text:p>
      <text:p text:style-name="P155"/>
      <text:list text:style-name="LFO5" text:continue-numbering="true">
        <text:list-item>
          <text:p text:style-name="P156"><text:span text:style-name="T157">Select the material you wish to use, here select #Si# (silicon). On the right-hand side of the<text:s/></text:span><text:span text:style-name="T158">Material Library</text:span><text:span text:style-name="T159"><text:s/>window, select #Edit Material#, the<text:s/></text:span><text:span text:style-name="T160">Si Material Properties</text:span><text:span text:style-name="T161"><text:s/>window will open.<text:s/></text:span></text:p>
        </text:list-item>
      </text:list>
      <text:p text:style-name="P162"/>
      <text:p text:style-name="P163">###insert "C:\Users\isaac\Downloads\KuasaSemi\aquarius-docs\static\img\examples\PN-junction\set-mu-tau\02-select-material.png"</text:p>
      <text:p text:style-name="P164"/>
      <text:p text:style-name="P165"><text:span text:style-name="T166">First, we will change the value for<text:s/></text:span><text:span text:style-name="T167">carrier mobility</text:span><text:span text:style-name="T168">:</text:span></text:p>
      <text:list text:style-name="LFO6" text:continue-numbering="true">
        <text:list-item>
          <text:p text:style-name="P169"><text:span text:style-name="T170">Go to the toolbar of the</text:span><text:span text:style-name="T171"><text:s/>Si Material Properties</text:span><text:span text:style-name="T172"><text:s/>window and select #Mobility#.</text:span></text:p>
        </text:list-item>
        <text:list-item>
          <text:p text:style-name="P173">Find the variable names #Mu_0_p# and set it to #450# cm2/Vs. This will change the charge mobility for the holes.</text:p>
        </text:list-item>
        <text:list-item>
          <text:p text:style-name="P174">Repeat the same process for #Mu_0_n# but set the value to #1000# cm2/Vs. This will change the charge mobility for the electrons.</text:p>
        </text:list-item>
      </text:list>
      <text:p text:style-name="P175"/>
      <text:p text:style-name="P176">###insert "C:\Users\isaac\Downloads\KuasaSemi\aquarius-docs\static\img\examples\PN junction\set_mu_tau\03--mu-n--mu-p--values--set.png"</text:p>
      <text:p text:style-name="P177"/>
      <text:p text:style-name="P178">Now we will change the values for the minority lifetime:</text:p>
      <text:list text:style-name="LFO7" text:continue-numbering="true">
        <text:list-item>
          <text:p text:style-name="P179"><text:span text:style-name="T180">Go to the toolbar of the</text:span><text:span text:style-name="T181"><text:s/>Si Material Properties</text:span><text:span text:style-name="T182"><text:s/>window and select #Recombination#.</text:span></text:p>
        </text:list-item>
        <text:list-item>
          <text:p text:style-name="P183">Under the #Shockley Read Hall (SRH) and Traps# section, find the #SRH_TAU_p# variable, second to top, and change the value to #1E-5# seconds. This will change the minority carrier lifetime for the holes.</text:p>
        </text:list-item>
        <text:list-item>
          <text:p text:style-name="P184">Repeat the same process for #SRH_TAU_n# using the same value. This will change the minority carrier lifetime for the electrons.</text:p>
        </text:list-item>
      </text:list>
      <text:p text:style-name="P185"/>
      <text:list text:style-name="LFO7" text:continue-numbering="true">
        <text:list-item>
          <text:p text:style-name="P186">Press #OK#</text:p>
        </text:list-item>
      </text:list>
      <text:p text:style-name="P187"/>
      <text:list text:style-name="LFO5" text:continue-numbering="true">
        <text:list-item>
          <text:p text:style-name="P188"><text:span text:style-name="T189">As it was done in the<text:s/></text:span><text:span text:style-name="T190">Resistor<text:s/></text:span><text:span text:style-name="T191">example, save the device and specify the filename (e.g pn_junction_diode.sdm).</text:span></text:p>
        </text:list-item>
      </text:list>
      <text:p text:style-name="P192"/>
      <text:p text:style-name="P193"/>
      <text:p text:style-name="P194">4.2<text:tab/><text:tab/>Steady State Simulation:</text:p>
      <text:p text:style-name="P195"/>
      <text:p text:style-name="P196">We will now use the diode in a simple steady state example as was done for the Resistor example with a few changes.</text:p>
      <text:p text:style-name="P197"/>
      <text:p text:style-name="P198">4.2.1<text:tab/><text:tab/>Adding Circuit Components:</text:p>
      <text:p text:style-name="P199"/>
      <text:list text:style-name="LFO5" text:continue-numbering="true">
        <text:list-item>
          <text:p text:style-name="P200">Follow the same steps as in section 4.2.1 in the Resistor example for the device created in this example.</text:p>
        </text:list-item>
      </text:list>
      <text:p text:style-name="P201"/>
      <text:p text:style-name="P202">###insert "C:\Users\isaac\Downloads\KuasaSemi\aquarius-docs\static\img\examples\PN junction\circuit_simulation\03-select-sdm-file.png"</text:p>
      <text:p text:style-name="P203"/>
      <text:list text:style-name="LFO5" text:continue-numbering="true">
        <text:list-item>
          <text:p text:style-name="P204">Set the voltage range for the diode to:<text:s/></text:p>
        </text:list-item>
      </text:list>
      <text:list text:style-name="LFO8" text:continue-numbering="true">
        <text:list-item>
          <text:p text:style-name="P205"/>
        </text:list-item>
        <text:list-item>
          <text:p text:style-name="P206"><text:span text:style-name="T207">Start Voltage (V) = 0</text:span></text:p>
        </text:list-item>
        <text:list-item>
          <text:p text:style-name="P208"><text:span text:style-name="T209">End Voltage (V) = 1</text:span></text:p>
        </text:list-item>
        <text:list-item>
          <text:p text:style-name="P210"><text:span text:style-name="T211">Step (V) = 0.002</text:span></text:p>
        </text:list-item>
      </text:list>
      <text:p text:style-name="P212">###Insert "C:\Users\isaac\Downloads\KuasaSemi\aquarius-docs\static\img\examples\PN junction\circuit_simulation\05-set-voltage-range.png"</text:p>
      <text:p text:style-name="P213"/>
      <text:list text:style-name="LFO5" text:continue-numbering="true">
        <text:list-item>
          <text:p text:style-name="P214">The simulated circuit should look similar to the one In the Resistor<text:s/></text:p>
        </text:list-item>
      </text:list>
      <text:p text:style-name="P215">Example:</text:p>
      <text:p text:style-name="P216">###insert "C:\Users\isaac\Downloads\KuasaSemi\aquarius-docs\static\img\examples\PN junction\circuit_simulation\04-circuit.png"</text:p>
      <text:list text:style-name="LFO5" text:continue-numbering="true">
        <text:list-item>
          <text:p text:style-name="P217">Next run the simulation as in section 4.2.2 of the Resistor, the simulation may take slightly longer since there are more voltage steps.</text:p>
        </text:list-item>
        <text:list-item>
          <text:p text:style-name="P218"><text:span text:style-name="T219">If you want to export the data, when the<text:s/></text:span><text:span text:style-name="T220">Simulation Status<text:s/></text:span><text:span text:style-name="T221">window</text:span><text:span text:style-name="T222"><text:s/></text:span><text:span text:style-name="T223">opens, click #Export log#. The data will be saved as a .txt file.</text:span></text:p>
        </text:list-item>
      </text:list>
      <text:p text:style-name="P224"/>
      <text:p text:style-name="P225">###insert image of clicking exporting log ?</text:p>
      <text:p text:style-name="P226"/>
      <text:p text:style-name="P227">4.3<text:tab/><text:tab/>Simulation Results<text:s/></text:p>
      <text:p text:style-name="P228"/>
      <text:list text:style-name="LFO5" text:continue-numbering="true">
        <text:list-item>
          <text:p text:style-name="P229">Repeat steps in section 4.3 in the resistor accept using the diode that has just been made.</text:p>
        </text:list-item>
        <text:list-item>
          <text:p text:style-name="P230"><text:span text:style-name="T231">The IV graph produced in the<text:s/></text:span><text:span text:style-name="T232">Results Visualiser</text:span><text:span text:style-name="T233"><text:s/>will look different than the one produced from the resistor. It will not be linear.</text:span></text:p>
        </text:list-item>
        <text:list-item>
          <text:p text:style-name="P234"><text:s/>For this graph, it is often useful to log scale the graph. This can be done by ticking the box labelled #Log Scaling#.</text:p>
        </text:list-item>
      </text:list>
      <text:p text:style-name="P235">###"C:\Users\isaac\Downloads\KuasaSemi\aquarius-docs\static\img\examples\PN-junction\plot-generation\02-IV-Graph.png"</text:p>
      <text:p text:style-name="P236"/>
      <text:p text:style-name="P237">4.3.1<text:tab/><text:tab/>Analysing Results</text:p>
      <text:p text:style-name="P238">#Put example calculation of saturation current and then an example of ideal diode equation?</text:p>
      <text:p text:style-name="P239">As per comment above add this to section 3.2.</text:p>
      <text:p text:style-name="P240"/>
      <text:p text:style-name="P241">5<text:tab/>Conclusion</text:p>
      <text:p text:style-name="P242">This example displays how a PN junction diode that is uniformly doped in the P and N region respectively can be modelled and simulated in the Aquarius TCAD environment. The current-voltage graph can be verified from the analytical model bellow:</text:p>
      <text:p text:style-name="P243">###insert python IV graph</text:p>
      <text:p text:style-name="P244">#should I say it was done on python?</text:p>
      <text:list text:style-name="LFO5" text:continue-numbering="true">
        <text:list-item>
          <text:p text:style-name="P245">Note: the graphs were implemented using a logarithmic scale</text:p>
        </text:list-item>
      </text:list>
      <text:p text:style-name="P246"><text:span text:style-name="T247">As we can see,<text:s/></text:span><text:span text:style-name="T248">Aquarius Simulation Result</text:span><text:span text:style-name="T249"><text:s/>deviates off from agreeing with the<text:s/></text:span><text:span text:style-name="T250">Ideal Diode Equation.<text:s/></text:span><text:span text:style-name="T251">This deviation is a result of the fact that the Aquarius model considers the series resistance across the diode. This means the resistance across the P region, N region and the depletion region between those two regions is considered in the Aquarius simulation. Using Ohm’s law, as seen in the Resistor example, we see that the higher the voltage, the higher the resistance. This resistance increase causes the drop gradient of the IV graph since the gradient is the reciprocal of the resistance.</text:span></text:p>
      <text:soft-page-break/>
      <text:p text:style-name="P252">#Not sure what to write about the slight offset at the start of the graph.</text:p>
      <text:p text:style-name="P253"/>
      <text:p text:style-name="P254"><text:span text:style-name="T255">Well need to look into this a bit further, for now just a leave line of text saying this needs checking as a reference for 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ourier New" style:font-name-complex="Courier New"/>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Courier New" style:font-name-complex="Courier New"/>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2" text:style-name="WW_CharLFO3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3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3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3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3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3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3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3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7">
      <text:list-level-style-bullet text:level="1" text:style-name="WW_CharLFO7LVL1"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2" text:style-name="WW_CharLFO7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7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7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7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7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7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7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7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8">
      <text:list-level-style-bullet text:level="1" text:style-name="WW_CharLFO8LVL1"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saac Adams</meta:initial-creator>
    <dc:creator>David Mawby</dc:creator>
    <meta:creation-date>2025-08-27T16:15:00Z</meta:creation-date>
    <dc:date>2025-08-28T07:32:00Z</dc:date>
    <meta:print-date>2025-08-27T16:06:00Z</meta:print-date>
    <meta:template xlink:href="Normal" xlink:type="simple"/>
    <meta:editing-cycles>3</meta:editing-cycles>
    <meta:editing-duration>PT0S</meta:editing-duration>
    <meta:document-statistic meta:page-count="7" meta:paragraph-count="19" meta:word-count="1450" meta:character-count="9697" meta:row-count="68" meta:non-whitespace-character-count="8266"/>
  </office:meta>
</office:document-meta>
</file>